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Frame_20_contents">
      <style:paragraph-properties fo:margin-top="0.064cm" fo:margin-bottom="0.064cm" loext:contextual-spacing="false" fo:line-height="0.388cm" fo:text-align="center" style:justify-single-word="false"/>
      <style:text-properties style:use-window-font-color="true"/>
    </style:style>
    <style:style style:name="P4" style:family="paragraph" style:parent-style-name="Frame_20_contents">
      <style:paragraph-properties fo:margin-top="0.064cm" fo:margin-bottom="0.064cm" loext:contextual-spacing="false" fo:line-height="0.318cm" fo:text-align="center" style:justify-single-word="false"/>
      <style:text-properties style:use-window-font-color="true"/>
    </style:style>
    <style:style style:name="P5" style:family="paragraph" style:parent-style-name="Frame_20_contents">
      <style:paragraph-properties fo:margin-top="0.064cm" fo:margin-bottom="0.064cm" loext:contextual-spacing="false" fo:line-height="0.388cm" fo:text-align="center" style:justify-single-word="false"/>
      <style:text-properties fo:color="#000000"/>
    </style:style>
    <style:style style:name="P6" style:family="paragraph" style:parent-style-name="Standard">
      <style:text-properties style:font-name="標楷體" fo:font-weight="bold" style:font-name-asian="標楷體1" style:font-weight-asian="bold" style:font-size-complex="12pt"/>
    </style:style>
    <style:style style:name="P7" style:family="paragraph" style:parent-style-name="Standard">
      <style:text-properties style:font-name="標楷體" fo:font-size="14pt" style:font-name-asian="標楷體1" style:font-size-asian="14pt" style:font-size-complex="14pt"/>
    </style:style>
    <style:style style:name="P8" style:family="paragraph" style:parent-style-name="Standard">
      <style:paragraph-properties fo:orphans="2" fo:widows="2"/>
      <style:text-properties style:font-name="標楷體" fo:font-size="14pt" style:font-name-asian="標楷體1" style:font-size-asian="14pt" style:font-size-complex="14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ext_20_body" style:list-style-name="">
      <style:paragraph-properties fo:margin-left="0.988cm" fo:margin-right="0cm" fo:line-height="0.635cm" fo:text-indent="-0.988cm" style:auto-text-indent="false"/>
      <style:text-properties style:font-name="Times New Roman" style:language-asian="zh" style:country-asian="TW"/>
    </style:style>
    <style:style style:name="P11" style:family="paragraph" style:parent-style-name="Text_20_body" style:list-style-name="">
      <style:paragraph-properties fo:margin-left="0.988cm" fo:margin-right="0cm" fo:line-height="0.635cm" fo:text-indent="-0.988cm" style:auto-text-indent="false"/>
      <style:text-properties style:language-asian="zh" style:country-asian="TW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標楷體" fo:font-weight="bold" style:font-name-asian="標楷體1" style:font-weight-asian="bold" style:font-size-complex="12pt"/>
    </style:style>
    <style:style style:name="T2" style:family="text">
      <style:text-properties style:font-name="標楷體" style:font-name-asian="標楷體1"/>
    </style:style>
    <style:style style:name="T3" style:family="text">
      <style:text-properties style:font-name="標楷體" style:font-name-asian="標楷體1" style:font-name-complex="新細明體" style:font-size-complex="12pt"/>
    </style:style>
    <style:style style:name="T4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321cm" fo:min-width="1.736cm" fo:padding-top="0.03cm" fo:padding-bottom="0.03cm" fo:padding-left="0.049cm" fo:padding-right="0.049cm" fo:wrap-option="wrap" fo:margin-left="0.37cm" fo:margin-right="0.439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249cm" fo:min-width="3.078cm" fo:padding-top="0.03cm" fo:padding-bottom="0.03cm" fo:padding-left="0.049cm" fo:padding-right="0.049cm" fo:wrap-option="wrap" fo:margin-left="0.318cm" fo:margin-right="0.37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157cm" fo:min-width="1.884cm" fo:padding-top="0.03cm" fo:padding-bottom="0.03cm" fo:padding-left="0.049cm" fo:padding-right="0.049cm" fo:wrap-option="wrap" fo:margin-left="0.37cm" fo:margin-right="0.372cm" fo:margin-top="0.053cm" fo:margin-bottom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065cm" fo:min-width="3.881cm" fo:padding-top="0.03cm" fo:padding-bottom="0.03cm" fo:padding-left="0.049cm" fo:padding-right="0.049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159cm" fo:min-width="0.57cm" fo:padding-top="0.127cm" fo:padding-bottom="0.127cm" fo:padding-left="0.254cm" fo:padding-right="0.254cm" fo:wrap-option="wrap" fo:margin-left="0.318cm" fo:margin-right="0.318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27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249cm" fo:min-width="2.113cm" fo:padding-top="0.03cm" fo:padding-bottom="0.03cm" fo:padding-left="0.049cm" fo:padding-right="0.049cm" fo:wrap-option="wrap" fo:margin-left="0.318cm" fo:margin-right="0.383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124cm" fo:min-width="1.69cm" fo:padding-top="0.127cm" fo:padding-bottom="0.127cm" fo:padding-left="0.254cm" fo:padding-right="0.254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249cm" fo:min-width="2.866cm" fo:padding-top="0.03cm" fo:padding-bottom="0.03cm" fo:padding-left="0.049cm" fo:padding-right="0.049cm" fo:wrap-option="wrap" fo:margin-left="0.318cm" fo:margin-right="0.37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3.177cm" fo:padding-top="0.125cm" fo:padding-bottom="0.125cm" fo:padding-left="0.25cm" fo:padding-right="0.25cm" fo:wrap-option="wrap" fo:margin-left="0.318cm" fo:margin-right="0.342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0.841cm" fo:min-width="2.953cm" fo:padding-top="0.03cm" fo:padding-bottom="0.03cm" fo:padding-left="0.049cm" fo:padding-right="0.049cm" fo:wrap-option="wrap" fo:margin-left="0.318cm" fo:margin-right="0.388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輔大紀事報暨英文刊物發行控制作業流程圖</text:span><text:bookmark text:name="_GoBack"/></text:p>
      <text:p text:style-name="P6"/>
      <text:p text:style-name="P7"/>
      <text:p text:style-name="P6"><draw:custom-shape text:anchor-type="paragraph" draw:z-index="1" draw:name="流程圖: 準備作業 1" draw:style-name="gr2" draw:text-style-name="P13" svg:width="3.056cm" svg:height="1.38cm" svg:x="6.022cm" svg:y="0.206cm"><text:p text:style-name="P3"><text:span text:style-name="T2">資料準備</text:span></text:p><draw:enhanced-geometry draw:mirror-horizontal="false" draw:mirror-vertical="false" drawooo:sub-view-size="10 10" draw:text-areas="?f5 0 ?f0 ?f3" svg:viewBox="0 0 0 0" draw:type="ooxml-flowChartPreparation" draw:enhanced-path="M 0 5 L 2 0 8 0 10 5 8 10 2 10 Z N"><draw:equation draw:name="f0" draw:formula="logwidth*4/5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5"/></draw:enhanced-geometry></draw:custom-shape></text:p>
      <text:h text:style-name="P10" text:outline-level="1"/>
      <text:h text:style-name="P11" text:outline-level="1"><draw:custom-shape text:anchor-type="paragraph" draw:z-index="7" draw:name="直線單箭頭接點 23" draw:style-name="gr1" draw:text-style-name="P12" svg:width="0.003cm" svg:height="1.08cm" svg:x="7.535cm" svg:y="0.312cm"><text:p/><draw:enhanced-geometry draw:mirror-horizontal="false" draw:mirror-vertical="false" svg:viewBox="0 0 21600 21600" draw:type="mso-spt32" draw:enhanced-path="M 0 0 L 21600 21600 N"/></draw:custom-shape></text:h>
      <text:p text:style-name="P8"><draw:custom-shape text:anchor-type="paragraph" draw:z-index="12" draw:name="文字方塊 2" draw:style-name="gr10" draw:text-style-name="P14" svg:width="2.197cm" svg:height="1.377cm" svg:x="6.44cm" svg:y="0.804cm"><text:p text:style-name="P5"><text:span text:style-name="T2">中文稿和</text:span><text:span text:style-name="T3">翻譯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流程圖: 文件 8" draw:style-name="gr9" draw:text-style-name="P13" svg:width="2.211cm" svg:height="1.632cm" svg:x="6.373cm" svg:y="14.621cm"><text:p text:style-name="P4"><text:span text:style-name="T3">印刷</text:span></text:p>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/text:p>
      <text:p text:style-name="P7"><draw:line text:anchor-type="paragraph" draw:z-index="17" draw:name="直線接點 17" draw:style-name="gr14" draw:text-style-name="P12" svg:x1="5.406cm" svg:y1="11.018cm" svg:x2="2.099cm" svg:y2="11.019cm"><text:p/></draw:line><draw:custom-shape text:anchor-type="paragraph" draw:z-index="10" draw:name="直線單箭頭接點 12" draw:style-name="gr8" draw:text-style-name="P12" svg:width="0.003cm" svg:height="1.079cm" svg:x="7.437cm" svg:y="14.921cm"><text:p/><draw:enhanced-geometry draw:mirror-horizontal="false" draw:mirror-vertical="false" svg:viewBox="0 0 21600 21600" draw:type="mso-spt32" draw:enhanced-path="M 0 0 L 21600 21600 N"/></draw:custom-shape><draw:line text:anchor-type="paragraph" draw:z-index="16" draw:name="直線接點 16" draw:style-name="gr13" draw:text-style-name="P12" svg:x1="2.127cm" svg:y1="8.186cm" svg:x2="2.13cm" svg:y2="11.096cm"><text:p/></draw:line><draw:custom-shape text:anchor-type="paragraph" draw:z-index="15" draw:name="直線單箭頭接點 14" draw:style-name="gr12" draw:text-style-name="P12" svg:width="3.678cm" svg:height="0.003cm" svg:x="2.073cm" svg:y="8.213cm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流程圖: 文件 8" draw:style-name="gr3" draw:text-style-name="P13" svg:width="3.176cm" svg:height="1.632cm" svg:x="5.84cm" svg:y="7.491cm"><text:p text:style-name="P4"><text:span text:style-name="T3">美編規畫版型</text:span></text:p>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text:anchor-type="paragraph" draw:z-index="4" draw:name="流程圖: 結束點 31" draw:style-name="gr5" draw:text-style-name="P13" svg:width="4.393cm" svg:height="1.588cm" svg:x="5.302cm" svg:y="16.097cm"><text:p text:style-name="P3"><text:span text:style-name="T3">成品郵寄梵蒂岡、國外姐妹校等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19" draw:name="直線單箭頭接點 20" draw:style-name="gr8" draw:text-style-name="P12" svg:width="0.003cm" svg:height="1.079cm" svg:x="7.41cm" svg:y="17.831cm"><text:p/><draw:enhanced-geometry draw:mirror-horizontal="false" draw:mirror-vertical="false" svg:viewBox="0 0 21600 21600" draw:type="mso-spt32" draw:enhanced-path="M 0 0 L 21600 21600 N"/></draw:custom-shape><draw:custom-shape text:anchor-type="paragraph" draw:z-index="18" draw:name="流程圖: 結束點 31" draw:style-name="gr15" draw:text-style-name="P13" svg:width="3.37cm" svg:height="1.276cm" svg:x="5.643cm" svg:y="19.278cm"><text:p text:style-name="P3"><text:span text:style-name="T3">資料歸檔存查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5" draw:name="Rectangle 53" draw:style-name="gr6" draw:text-style-name="P12" svg:width="1.077cm" svg:height="1.412cm" svg:x="2.514cm" svg:y="9.16cm"><text:p text:style-name="P2"><text:span text:style-name="T3">否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直線單箭頭接點 4" draw:style-name="gr8" draw:text-style-name="P12" svg:width="0.003cm" svg:height="1.079cm" svg:x="7.324cm" svg:y="9.029cm"><text:p/><draw:enhanced-geometry draw:mirror-horizontal="false" draw:mirror-vertical="false" svg:viewBox="0 0 21600 21600" draw:type="mso-spt32" draw:enhanced-path="M 0 0 L 21600 21600 N"/></draw:custom-shape><draw:custom-shape text:anchor-type="paragraph" draw:z-index="3" draw:name="流程圖: 決策 4" draw:style-name="gr4" draw:text-style-name="P13" svg:width="3.966cm" svg:height="2.433cm" svg:x="5.413cm" svg:y="9.793cm"><text:p text:style-name="P4"><text:span text:style-name="T3">師長內容</text:span></text:p><text:p text:style-name="P4"><text:span text:style-name="T3">審核</text:span></text:p><draw:enhanced-geometry draw:mirror-horizontal="fals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8" draw:name="直線單箭頭接點 32" draw:style-name="gr8" draw:text-style-name="P12" svg:width="0.003cm" svg:height="1.079cm" svg:x="7.403cm" svg:y="6.357cm"><text:p/><draw:enhanced-geometry draw:mirror-horizontal="false" draw:mirror-vertical="false" svg:viewBox="0 0 21600 21600" draw:type="mso-spt32" draw:enhanced-path="M 0 0 L 21600 21600 N"/></draw:custom-shape><draw:custom-shape text:anchor-type="paragraph" draw:z-index="13" draw:name="流程圖: 文件 8" draw:style-name="gr11" draw:text-style-name="P13" svg:width="2.964cm" svg:height="1.632cm" svg:x="6.043cm" svg:y="4.72cm"><text:p text:style-name="P4"><text:span text:style-name="T3">中英文稿審核</text:span></text:p>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text:anchor-type="paragraph" draw:z-index="9" draw:name="直線單箭頭接點 52" draw:style-name="gr8" draw:text-style-name="P12" svg:width="0.003cm" svg:height="1.079cm" svg:x="7.509cm" svg:y="3.63cm"><text:p/><draw:enhanced-geometry draw:mirror-horizontal="false" draw:mirror-vertical="false" svg:viewBox="0 0 21600 21600" draw:type="mso-spt32" draw:enhanced-path="M 0 0 L 21600 21600 N"/></draw:custom-shape><draw:custom-shape text:anchor-type="paragraph" draw:z-index="6" draw:name="直線單箭頭接點 19" draw:style-name="gr7" draw:text-style-name="P12" svg:width="0.003cm" svg:height="1.08cm" svg:x="7.535cm" svg:y="0.931cm"><text:p/><draw:enhanced-geometry draw:mirror-horizontal="false" draw:mirror-vertical="false" svg:viewBox="0 0 21600 21600" draw:type="mso-spt32" draw:enhanced-path="M 0 0 L 21600 21600 N"/></draw:custom-shape><draw:custom-shape text:anchor-type="paragraph" draw:z-index="0" draw:name="直線單箭頭接點 27" draw:style-name="gr1" draw:text-style-name="P12" svg:width="0.003cm" svg:height="1.08cm" svg:x="7.456cm" svg:y="12.222cm"><text:p/><draw:enhanced-geometry draw:mirror-horizontal="false" draw:mirror-vertical="false" svg:viewBox="0 0 21600 21600" draw:type="mso-spt32" draw:enhanced-path="M 0 0 L 21600 21600 N"/></draw:custom-shape></text:p>
      <text:h text:style-name="P10" text:outline-level="1"/>
      <text:h text:style-name="P11" text:outline-level="1"><draw:custom-shape text:anchor-type="paragraph" draw:z-index="20" draw:name="流程圖: 準備作業 6" draw:style-name="gr2" draw:text-style-name="P13" svg:width="3.056cm" svg:height="1.38cm" svg:x="6.022cm" svg:y="0.18cm"><text:p text:style-name="P3"><text:span text:style-name="T2">資料準備</text:span></text:p><draw:enhanced-geometry draw:mirror-horizontal="false" draw:mirror-vertical="false" drawooo:sub-view-size="10 10" draw:text-areas="?f5 0 ?f0 ?f3" svg:viewBox="0 0 0 0" draw:type="ooxml-flowChartPreparation" draw:enhanced-path="M 0 5 L 2 0 8 0 10 5 8 10 2 10 Z N"><draw:equation draw:name="f0" draw:formula="logwidth*4/5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5"/></draw:enhanced-geometry></draw:custom-shape></text:h>
      <text:p text:style-name="P8"><draw:custom-shape text:anchor-type="paragraph" draw:z-index="21" draw:name="直線單箭頭接點 29" draw:style-name="gr1" draw:text-style-name="P12" svg:width="0.003cm" svg:height="1.08cm" svg:x="7.588cm" svg:y="0.921cm"><text:p/><draw:enhanced-geometry draw:mirror-horizontal="false" draw:mirror-vertical="false" svg:viewBox="0 0 21600 21600" draw:type="mso-spt32" draw:enhanced-path="M 0 0 L 21600 21600 N"/></draw:custom-shape></text:p>
      <text:p text:style-name="P7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標楷體" fo:font-family="標楷體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language-asian="en" style:country-asian="US" style:font-name-complex="標楷體1" style:font-family-complex="標楷體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本文_20_字元" style:display-name="本文 字元" style:family="text" style:parent-style-name="Default_20_Paragraph_20_Font">
      <style:text-properties style:font-name="標楷體" fo:font-family="標楷體" style:font-family-generic="roman" style:font-pitch="variable" fo:font-size="14pt" style:letter-kerning="false" style:font-name-asian="標楷體1" style:font-family-asian="標楷體" style:font-family-generic-asian="system" style:font-pitch-asian="variable" style:font-size-asian="14pt" style:language-asian="en" style:country-asian="US" style:font-name-complex="標楷體1" style:font-family-complex="標楷體" style:font-family-generic-complex="system" style:font-pitch-complex="variable" style:font-size-complex="14pt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0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輔大紀事報暨英文刊物發行控制作業</text:span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w</meta:initial-creator>
    <dc:creator>cpw</dc:creator>
    <meta:editing-cycles>1</meta:editing-cycles>
    <meta:creation-date>2018-02-07T08:25:00</meta:creation-date>
    <dc:date>2018-02-07T08:25:00</dc:date>
    <meta:editing-duration>P0D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14" meta:word-count="91" meta:character-count="91" meta:non-whitespace-character-count="91"/>
    <meta:user-defined meta:name="AppVersion">15.0000</meta:user-defined>
    <meta:user-defined meta:name="Company">fjcupr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